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ADA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ADADAD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2pt" style:font-size-asian="12pt" style:font-size-complex="12pt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808080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0">
      <style:table-cell-properties style:vertical-align="automatic" fo:background-color="#ADADA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7" table:number-columns-repeated="16374" table:default-cell-style-name="ce1"/>
        <table:table-row table:style-name="ro1">
          <table:table-cell office:value-type="string" table:number-columns-spanned="4" table:number-rows-spanned="1" table:style-name="ce14">
            <text:p>Метод Гауса</text:p>
          </table:table-cell>
          <table:covered-table-cell table:number-columns-repeated="3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Х</text:p>
          </table:table-cell>
          <table:table-cell office:value-type="string" table:style-name="ce3">
            <text:p>Y</text:p>
          </table:table-cell>
          <table:table-cell office:value-type="string" table:style-name="ce3">
            <text:p>Z</text:p>
          </table:table-cell>
          <table:table-cell office:value-type="string" table:style-name="ce3">
            <text:p>своб.член</text:p>
          </table:table-cell>
          <table:table-cell table:style-name="ce2"/>
          <table:table-cell table:number-columns-repeated="4" table:style-name="ce1"/>
          <table:table-cell table:style-name="ce4"/>
          <table:table-cell table:number-columns-repeated="16374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-3" table:style-name="ce5">
            <text:p>-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-3" table:style-name="ce5">
            <text:p>-3</text:p>
          </table:table-cell>
          <table:table-cell office:value-type="float" office:value="7" table:style-name="ce5">
            <text:p>7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-2" table:style-name="ce5">
            <text:p>-2</text:p>
          </table:table-cell>
          <table:table-cell office:value-type="float" office:value="8" table:style-name="ce5">
            <text:p>8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1" table:formula="of:=[.A3]/[.$A3]" table:style-name="ce6">
            <text:p>1</text:p>
          </table:table-cell>
          <table:table-cell office:value-type="float" office:value="-0.75" table:formula="of:=[.B3]/[.$A3]" table:style-name="ce6">
            <text:p>-0,75</text:p>
          </table:table-cell>
          <table:table-cell office:value-type="float" office:value="0.5" table:formula="of:=[.C3]/[.$A3]" table:style-name="ce6">
            <text:p>0,5</text:p>
          </table:table-cell>
          <table:table-cell office:value-type="float" office:value="0.75" table:formula="of:=[.D3]/[.$A3]" table:style-name="ce6">
            <text:p>0,75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.5" table:formula="of:=[.B4]-[.$A4]*[.B$6]" table:style-name="ce6">
            <text:p>6,5</text:p>
          </table:table-cell>
          <table:table-cell office:value-type="float" office:value="-4" table:formula="of:=[.C4]-[.$A4]*[.C$6]" table:style-name="ce6">
            <text:p>-4</text:p>
          </table:table-cell>
          <table:table-cell office:value-type="float" office:value="5.5" table:formula="of:=[.D4]-[.$A4]*[.D$6]" table:style-name="ce6">
            <text:p>5,5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9.75" table:formula="of:=[.B5]-[.$A5]*[.B$6]" table:style-name="ce6">
            <text:p>9,75</text:p>
          </table:table-cell>
          <table:table-cell office:value-type="float" office:value="-4.5" table:formula="of:=[.C5]-[.$A5]*[.C$6]" table:style-name="ce6">
            <text:p>-4,5</text:p>
          </table:table-cell>
          <table:table-cell office:value-type="float" office:value="4.25" table:formula="of:=[.D5]-[.$A5]*[.D$6]" table:style-name="ce6">
            <text:p>4,25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1" table:formula="of:=[.B7]/[.$B7]" table:style-name="ce5">
            <text:p>1</text:p>
          </table:table-cell>
          <table:table-cell office:value-type="float" office:value="-0.61538461538461542" table:formula="of:=[.C7]/[.$B7]" table:style-name="ce5">
            <text:p>-0,615384615</text:p>
          </table:table-cell>
          <table:table-cell office:value-type="float" office:value="0.84615384615384615" table:formula="of:=[.D7]/[.$B7]" table:style-name="ce5">
            <text:p>0,846153846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number-columns-repeated="2" table:style-name="ce7"/>
          <table:table-cell office:value-type="float" office:value="1.5" table:formula="of:=[.C8]-[.$B8]*[.C$9]" table:style-name="ce5">
            <text:p>1,5</text:p>
          </table:table-cell>
          <table:table-cell office:value-type="float" office:value="-4" table:formula="of:=[.D8]-[.$B8]*[.D$9]" table:style-name="ce5">
            <text:p>-4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number-columns-repeated="2" table:style-name="ce7"/>
          <table:table-cell office:value-type="float" office:value="1" table:formula="of:=[.C10]/[.$C10]" table:style-name="ce5">
            <text:p>1</text:p>
          </table:table-cell>
          <table:table-cell office:value-type="float" office:value="-2.6666666666666665" table:formula="of:=[.D10]/[.$C10]" table:style-name="ce5">
            <text:p>-2,666666667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number-columns-repeated="3" table:style-name="ce8"/>
          <table:table-cell table:number-columns-repeated="2" table:style-name="ce2"/>
          <table:table-cell table:number-columns-repeated="16379" table:style-name="ce1"/>
        </table:table-row>
        <table:table-row table:style-name="ro3">
          <table:table-cell table:style-name="ce8"/>
          <table:table-cell table:style-name="ce4"/>
          <table:table-cell office:value-type="string" table:style-name="ce9">
            <text:p>Корни системы</text:p>
          </table:table-cell>
          <table:table-cell table:style-name="ce4"/>
          <table:table-cell table:style-name="ce2"/>
          <table:table-cell table:number-columns-repeated="16379" table:style-name="ce1"/>
        </table:table-row>
        <table:table-row table:style-name="ro2">
          <table:table-cell table:style-name="ce8"/>
          <table:table-cell office:value-type="string" table:style-name="ce10">
            <text:p>Х</text:p>
          </table:table-cell>
          <table:table-cell office:value-type="string" table:style-name="ce10">
            <text:p>У</text:p>
          </table:table-cell>
          <table:table-cell office:value-type="string" table:style-name="ce10">
            <text:p>Z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.4871794871794872" table:formula="of:=[.D6]-[.B6]*[.C15]-[.C6]*[.D15]" table:style-name="ce11">
            <text:p>1,487179487</text:p>
          </table:table-cell>
          <table:table-cell office:value-type="float" office:value="-0.79487179487179482" table:formula="of:=[.D9]-[.C9]*[.D15]" table:style-name="ce11">
            <text:p>-0,794871795</text:p>
          </table:table-cell>
          <table:table-cell office:value-type="float" office:value="-2.6666666666666665" table:formula="of:=[.D10]/[.$C10]" table:style-name="ce5">
            <text:p>-2,666666667</text:p>
          </table:table-cell>
          <table:table-cell table:style-name="ce2"/>
          <table:table-cell table:number-columns-repeated="16379" table:style-name="ce1"/>
        </table:table-row>
        <table:table-row table:number-rows-repeated="2" table:style-name="ro2">
          <table:table-cell table:style-name="ce2"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2">
          <table:table-cell table:number-columns-repeated="5" table:style-name="ce2"/>
          <table:table-cell table:number-columns-repeated="16379" table:style-name="ce1"/>
        </table:table-row>
        <table:table-row table:number-rows-repeated="8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4">
            <text:p>Метод Крамера</text:p>
          </table:table-cell>
          <table:covered-table-cell table:number-columns-repeated="3"/>
          <table:table-cell table:style-name="ce2"/>
          <table:table-cell table:number-columns-repeated="4" table:style-name="ce12"/>
          <table:table-cell table:number-columns-repeated="16375"/>
        </table:table-row>
        <table:table-row table:style-name="ro2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Х1</text:p>
          </table:table-cell>
          <table:table-cell office:value-type="string" table:style-name="ce3">
            <text:p>Х2</text:p>
          </table:table-cell>
          <table:table-cell office:value-type="string" table:style-name="ce3">
            <text:p>Х1</text:p>
          </table:table-cell>
          <table:table-cell office:value-type="string" table:style-name="ce3">
            <text:p>своб.член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-3" table:style-name="ce5">
            <text:p>-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-3" table:style-name="ce5">
            <text:p>-3</text:p>
          </table:table-cell>
          <table:table-cell office:value-type="float" office:value="7" table:style-name="ce5">
            <text:p>7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-2" table:style-name="ce5">
            <text:p>-2</text:p>
          </table:table-cell>
          <table:table-cell office:value-type="float" office:value="8" table:style-name="ce5">
            <text:p>8</text:p>
          </table:table-cell>
          <table:table-cell table:style-name="ce2"/>
          <table:table-cell table:number-columns-repeated="16379" table:style-name="ce1"/>
        </table:table-row>
        <table:table-row table:number-rows-repeated="2" table:style-name="ro2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5">
            <text:p>Определяем x1</text:p>
          </table:table-cell>
          <table:covered-table-cell table:number-columns-repeated="2"/>
          <table:table-cell table:style-name="ce1"/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-3" table:style-name="ce5">
            <text:p>-3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-3" table:style-name="ce5">
            <text:p>-3</text:p>
          </table:table-cell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-2" table:style-name="ce5">
            <text:p>-2</text:p>
          </table:table-cell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table:number-columns-repeated="3" table:style-name="ce7"/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string" table:number-columns-spanned="3" table:number-rows-spanned="1" table:style-name="ce15">
            <text:p>Определяем x2</text:p>
          </table:table-cell>
          <table:covered-table-cell table:number-columns-repeated="2"/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-3" table:style-name="ce5">
            <text:p>-3</text:p>
          </table:table-cell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-2" table:style-name="ce5">
            <text:p>-2</text:p>
          </table:table-cell>
          <table:table-cell table:style-name="ce1"/>
          <table:table-cell table:style-name="ce2"/>
          <table:table-cell table:number-columns-repeated="4" table:style-name="ce7"/>
          <table:table-cell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table:number-columns-repeated="3" table:style-name="ce7"/>
          <table:table-cell table:style-name="ce1"/>
          <table:table-cell table:style-name="ce2"/>
          <table:table-cell table:number-columns-repeated="4" table:style-name="ce7"/>
          <table:table-cell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string" table:number-columns-spanned="3" table:number-rows-spanned="1" table:style-name="ce15">
            <text:p>Определяем x3</text:p>
          </table:table-cell>
          <table:covered-table-cell table:number-columns-repeated="2"/>
          <table:table-cell table:style-name="ce1"/>
          <table:table-cell table:style-name="ce2"/>
          <table:table-cell table:number-columns-repeated="4" table:style-name="ce7"/>
          <table:table-cell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-3" table:style-name="ce5">
            <text:p>-3</text:p>
          </table:table-cell>
          <table:table-cell office:value-type="float" office:value="3" table:style-name="ce5">
            <text:p>3</text:p>
          </table:table-cell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table:number-columns-repeated="4" table:style-name="ce1"/>
          <table:table-cell table:style-name="ce2"/>
          <table:table-cell table:number-columns-repeated="5" table:style-name="ce1"/>
          <table:table-cell table:number-columns-repeated="3" table:style-name="ce7"/>
          <table:table-cell table:number-columns-repeated="16371"/>
        </table:table-row>
        <table:table-row table:style-name="ro2">
          <table:table-cell office:value-type="string" table:style-name="ce13">
            <text:p>∆</text:p>
          </table:table-cell>
          <table:table-cell office:value-type="string" table:style-name="ce13">
            <text:p>∆1</text:p>
          </table:table-cell>
          <table:table-cell office:value-type="string" table:style-name="ce13">
            <text:p>∆2</text:p>
          </table:table-cell>
          <table:table-cell office:value-type="string" table:style-name="ce13">
            <text:p>∆3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39.000000000000014" table:formula="of:=MDETERM([.A30:.C32])" table:style-name="ce5">
            <text:p>39</text:p>
          </table:table-cell>
          <table:table-cell office:value-type="float" office:value="58" table:formula="of:=MDETERM([.A36:.C38])" table:style-name="ce5">
            <text:p>58</text:p>
          </table:table-cell>
          <table:table-cell office:value-type="float" office:value="-30.999999999999996" table:formula="of:=MDETERM([.A41:.C43])" table:style-name="ce5">
            <text:p>-31</text:p>
          </table:table-cell>
          <table:table-cell office:value-type="float" office:value="-104" table:formula="of:=MDETERM([.A46:.C48])" table:style-name="ce5">
            <text:p>-104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number-columns-repeated="5" table:style-name="ce2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16">
            <text:p>Корни системы</text:p>
          </table:table-cell>
          <table:covered-table-cell table:number-columns-repeated="2"/>
          <table:table-cell table:style-name="ce1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0">
            <text:p>x1</text:p>
          </table:table-cell>
          <table:table-cell office:value-type="string" table:style-name="ce10">
            <text:p>x2</text:p>
          </table:table-cell>
          <table:table-cell office:value-type="string" table:style-name="ce10">
            <text:p>x3</text:p>
          </table:table-cell>
          <table:table-cell table:style-name="ce1"/>
          <table:table-cell table:style-name="ce2"/>
          <table:table-cell table:number-columns-repeated="16379" table:style-name="ce1"/>
        </table:table-row>
        <table:table-row table:style-name="ro2">
          <table:table-cell office:value-type="float" office:value="1.4871794871794866" table:formula="of:=[.B51]/[.A51]" table:style-name="ce11">
            <text:p>1,487179487</text:p>
          </table:table-cell>
          <table:table-cell office:value-type="float" office:value="-0.79487179487179449" table:formula="of:=[.C51]/[.A51]" table:style-name="ce11">
            <text:p>-0,794871795</text:p>
          </table:table-cell>
          <table:table-cell office:value-type="float" office:value="-2.6666666666666656" table:formula="of:=[.D51]/[.A51]" table:style-name="ce11">
            <text:p>-2,666666667</text:p>
          </table:table-cell>
          <table:table-cell table:style-name="ce1"/>
          <table:table-cell table:style-name="ce2"/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2">
          <table:table-cell table:number-columns-repeated="5" table:style-name="ce2"/>
          <table:table-cell table:number-columns-repeated="16379" table:style-name="ce1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Chief Cloe</meta:initial-creator>
    <dc:creator>Chief Cloe</dc:creator>
    <meta:creation-date>2024-10-30T15:10:41Z</meta:creation-date>
    <dc:date>2024-12-18T21:40:12Z</dc:date>
    <meta:editing-cycles>2</meta:editing-cycles>
    <meta:editing-duration>PT294S</meta:editing-duration>
  </office:meta>
</office:document-meta>
</file>